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8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none" fo:border-left="none" fo:border-right="0.74pt groove #000000" fo:border-top="none"/>
    </style:style>
    <style:style style:name="ce3" style:family="table-cell" style:parent-style-name="Default">
      <style:table-cell-properties fo:border-bottom="none" fo:border-left="none" fo:border-right="0.74pt groove #000000" fo:border-top="0.74pt groove #000000"/>
    </style:style>
    <style:style style:name="ce5" style:family="table-cell" style:parent-style-name="Default">
      <style:table-cell-properties fo:border-bottom="0.74pt groove #000000" style:text-align-source="fix" style:repeat-content="false" fo:border-left="none" fo:border-right="none" fo:border-top="none"/>
      <style:paragraph-properties fo:text-align="center" fo:margin-left="0in"/>
    </style:style>
    <style:style style:name="ce6" style:family="table-cell" style:parent-style-name="Default" style:data-style-name="N135"/>
    <style:style style:name="ce7" style:family="table-cell" style:parent-style-name="Default" style:data-style-name="N135">
      <style:table-cell-properties fo:border-bottom="none" fo:border-left="none" fo:border-right="none" fo:border-top="0.74pt ridge #000000"/>
    </style:style>
    <style:style style:name="ce8" style:family="table-cell" style:parent-style-name="Default" style:data-style-name="N135">
      <style:table-cell-properties fo:border-bottom="none" style:text-align-source="fix" style:repeat-content="false" fo:border-left="none" fo:border-right="none" fo:border-top="0.74pt groove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4" table:default-cell-style-name="ce6"/>
        <table:table-column table:style-name="co2" table:default-cell-style-name="Default"/>
        <table:table-column table:style-name="co3" table:default-cell-style-name="ce2"/>
        <table:table-column table:style-name="co2" table:number-columns-repeated="4" table:default-cell-style-name="ce6"/>
        <table:table-row table:style-name="ro1">
          <table:table-cell table:style-name="ce1" office:value-type="string" calcext:value-type="string" table:number-columns-spanned="5" table:number-rows-spanned="1">
            <text:p>Исходный текст программы с Send | Recv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С ООП, Send и Recv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"/>
          <table:table-cell/>
          <table:table-cell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49" calcext:value-type="float">
            <text:p>4.900E-05</text:p>
          </table:table-cell>
          <table:table-cell office:value-type="float" office:value="0.000069" calcext:value-type="float">
            <text:p>6.900E-05</text:p>
          </table:table-cell>
          <table:table-cell office:value-type="float" office:value="0.000472" calcext:value-type="float">
            <text:p>4.720E-04</text:p>
          </table:table-cell>
          <table:table-cell office:value-type="float" office:value="0.004565" calcext:value-type="float">
            <text:p>4.565E-03</text:p>
          </table:table-cell>
          <table:table-cell/>
          <table:table-cell office:value-type="string" calcext:value-type="string">
            <text:p>Последовательный</text:p>
          </table:table-cell>
          <table:table-cell table:number-columns-repeated="2" office:value-type="float" office:value="0.000061" calcext:value-type="float">
            <text:p>6.100E-05</text:p>
          </table:table-cell>
          <table:table-cell office:value-type="float" office:value="0.000886" calcext:value-type="float">
            <text:p>8.860E-04</text:p>
          </table:table-cell>
          <table:table-cell office:value-type="float" office:value="0.006863" calcext:value-type="float">
            <text:p>6.863E-03</text:p>
          </table:table-cell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7225" calcext:value-type="float">
            <text:p>1.723E-02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5085" calcext:value-type="float">
            <text:p>5.085E-03</text:p>
          </table:table-cell>
          <table:table-cell office:value-type="float" office:value="0.002568" calcext:value-type="float">
            <text:p>2.568E-03</text:p>
          </table:table-cell>
          <table:table-cell/>
          <table:table-cell office:value-type="string" calcext:value-type="string">
            <text:p>2 процесса</text:p>
          </table:table-cell>
          <table:table-cell office:value-type="float" office:value="0.003067" calcext:value-type="float">
            <text:p>3.067E-03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24" calcext:value-type="float">
            <text:p>2.400E-04</text:p>
          </table:table-cell>
          <table:table-cell office:value-type="float" office:value="0.001541" calcext:value-type="float">
            <text:p>1.541E-03</text:p>
          </table:table-cell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69536" calcext:value-type="float">
            <text:p>6.954E-02</text:p>
          </table:table-cell>
          <table:table-cell office:value-type="float" office:value="0.064445" calcext:value-type="float">
            <text:p>6.445E-02</text:p>
          </table:table-cell>
          <table:table-cell office:value-type="float" office:value="0.023568" calcext:value-type="float">
            <text:p>2.357E-02</text:p>
          </table:table-cell>
          <table:table-cell office:value-type="float" office:value="0.095625" calcext:value-type="float">
            <text:p>9.563E-02</text:p>
          </table:table-cell>
          <table:table-cell/>
          <table:table-cell office:value-type="string" calcext:value-type="string">
            <text:p>3 процесса</text:p>
          </table:table-cell>
          <table:table-cell office:value-type="float" office:value="0.012673" calcext:value-type="float">
            <text:p>1.267E-02</text:p>
          </table:table-cell>
          <table:table-cell office:value-type="float" office:value="0.000087" calcext:value-type="float">
            <text:p>8.700E-05</text:p>
          </table:table-cell>
          <table:table-cell office:value-type="float" office:value="0.000197" calcext:value-type="float">
            <text:p>1.970E-04</text:p>
          </table:table-cell>
          <table:table-cell office:value-type="float" office:value="0.001207" calcext:value-type="float">
            <text:p>1.207E-03</text:p>
          </table:table-cell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08916" calcext:value-type="float">
            <text:p>8.916E-03</text:p>
          </table:table-cell>
          <table:table-cell office:value-type="float" office:value="0.031331" calcext:value-type="float">
            <text:p>3.133E-02</text:p>
          </table:table-cell>
          <table:table-cell office:value-type="float" office:value="0.0182" calcext:value-type="float">
            <text:p>1.820E-02</text:p>
          </table:table-cell>
          <table:table-cell office:value-type="float" office:value="0.027688" calcext:value-type="float">
            <text:p>2.769E-02</text:p>
          </table:table-cell>
          <table:table-cell/>
          <table:table-cell office:value-type="string" calcext:value-type="string">
            <text:p>4 процесса</text:p>
          </table:table-cell>
          <table:table-cell office:value-type="float" office:value="0.028742" calcext:value-type="float">
            <text:p>2.874E-02</text:p>
          </table:table-cell>
          <table:table-cell office:value-type="float" office:value="0.000097" calcext:value-type="float">
            <text:p>9.700E-05</text:p>
          </table:table-cell>
          <table:table-cell office:value-type="float" office:value="0.000177" calcext:value-type="float">
            <text:p>1.770E-04</text:p>
          </table:table-cell>
          <table:table-cell office:value-type="float" office:value="0.001043" calcext:value-type="float">
            <text:p>1.043E-03</text:p>
          </table:table-cell>
        </table:table-row>
        <table:table-row table:style-name="ro1">
          <table:table-cell table:style-name="ce3" office:value-type="string" calcext:value-type="string">
            <text:p>AVERAGE INTEGRAL</text:p>
          </table:table-cell>
          <table:table-cell table:style-name="ce7" table:formula="of:=AVERAGE([.B10]; [.B12]; [.B14]; [.B16] )" office:value-type="float" office:value="1.19679005688257" calcext:value-type="float">
            <text:p>1.197E+00</text:p>
          </table:table-cell>
          <table:table-cell table:style-name="ce7" table:formula="of:=AVERAGE([.C10]; [.C12]; [.C14]; [.C16] )" office:value-type="float" office:value="1.1967817137771" calcext:value-type="float">
            <text:p>1.197E+00</text:p>
          </table:table-cell>
          <table:table-cell table:style-name="ce7" table:formula="of:=AVERAGE([.D10]; [.D12]; [.D14]; [.D16] )" office:value-type="float" office:value="1.19678163034646" calcext:value-type="float">
            <text:p>1.197E+00</text:p>
          </table:table-cell>
          <table:table-cell table:style-name="ce7" table:formula="of:=AVERAGE([.E10]; [.E12]; [.E14]; [.E16] )" office:value-type="float" office:value="1.19678162951215" calcext:value-type="float">
            <text:p>1.197E+00</text:p>
          </table:table-cell>
          <table:table-cell/>
          <table:table-cell table:style-name="ce3" office:value-type="string" calcext:value-type="string">
            <text:p>AVERAGE INTEGRAL</text:p>
          </table:table-cell>
          <table:table-cell table:style-name="ce7" table:formula="of:=AVERAGE([.H10]; [.H12]; [.H14]; [.H16] )" office:value-type="float" office:value="1.01212483537797" calcext:value-type="float">
            <text:p>1.012E+00</text:p>
          </table:table-cell>
          <table:table-cell table:style-name="ce7" table:formula="of:=AVERAGE([.I10]; [.I12]; [.I14]; [.I16] )" office:value-type="float" office:value="1.01333464217497" calcext:value-type="float">
            <text:p>1.013E+00</text:p>
          </table:table-cell>
          <table:table-cell table:style-name="ce7" table:formula="of:=AVERAGE([.J10]; [.J12]; [.J14]; [.J16] )" office:value-type="float" office:value="1.01224164510026" calcext:value-type="float">
            <text:p>1.012E+00</text:p>
          </table:table-cell>
          <table:table-cell table:style-name="ce7" table:formula="of:=AVERAGE([.K10]; [.K12]; [.K14]; [.K16] )"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AVERAGE([.B11];[.B13];[.B15];[.B17])" office:value-type="float" office:value="0.00000842737884785" calcext:value-type="float">
            <text:p>8.427E-06</text:p>
          </table:table-cell>
          <table:table-cell table:formula="of:=AVERAGE([.C11];[.C13];[.C15];[.C17])" office:value-type="float" office:value="0.0000000842733768" calcext:value-type="float">
            <text:p>8.427E-08</text:p>
          </table:table-cell>
          <table:table-cell table:formula="of:=AVERAGE([.D11];[.D13];[.D15];[.D17])" office:value-type="float" office:value="0.00000000084273305" calcext:value-type="float">
            <text:p>8.427E-10</text:p>
          </table:table-cell>
          <table:table-cell table:formula="of:=AVERAGE([.E11];[.E13];[.E15];[.E17])" office:value-type="float" office:value="0.000000000008423425" calcext:value-type="float">
            <text:p>8.423E-12</text:p>
          </table:table-cell>
          <table:table-cell/>
          <table:table-cell office:value-type="string" calcext:value-type="string">
            <text:p>AVERAGE ERROR</text:p>
          </table:table-cell>
          <table:table-cell table:formula="of:=AVERAGE([.H11];[.H13];[.H15];[.H17])" office:value-type="float" office:value="0.00000479091385655" calcext:value-type="float">
            <text:p>4.791E-06</text:p>
          </table:table-cell>
          <table:table-cell table:formula="of:=AVERAGE([.I11];[.I13];[.I15];[.I17])" office:value-type="float" office:value="0.00121459771085325" calcext:value-type="float">
            <text:p>1.215E-03</text:p>
          </table:table-cell>
          <table:table-cell table:formula="of:=AVERAGE([.J11];[.J13];[.J15];[.J17])" office:value-type="float" office:value="0.0001216006361434" calcext:value-type="float">
            <text:p>1.216E-04</text:p>
          </table:table-cell>
          <table:table-cell table:formula="of:=AVERAGE([.K11];[.K13];[.K15];[.K17])" office:value-type="float" office:value="0.000012146904531375" calcext:value-type="float">
            <text:p>1.215E-05</text:p>
          </table:table-cell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8" office:value-type="float" office:value="1.19679005688257" calcext:value-type="float">
            <text:p>1.197E+00</text:p>
          </table:table-cell>
          <table:table-cell table:style-name="ce8" office:value-type="float" office:value="1.1967817137771" calcext:value-type="float">
            <text:p>1.197E+00</text:p>
          </table:table-cell>
          <table:table-cell table:style-name="ce8" office:value-type="float" office:value="1.19678163034645" calcext:value-type="float">
            <text:p>1.197E+00</text:p>
          </table:table-cell>
          <table:table-cell table:style-name="ce8" office:value-type="float" office:value="1.19678162951214" calcext:value-type="float">
            <text:p>1.197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8" office:value-type="float" office:value="1.01212483537797" calcext:value-type="float">
            <text:p>1.012E+00</text:p>
          </table:table-cell>
          <table:table-cell table:style-name="ce8" office:value-type="float" office:value="1.01333464217497" calcext:value-type="float">
            <text:p>1.013E+00</text:p>
          </table:table-cell>
          <table:table-cell table:style-name="ce8" office:value-type="float" office:value="1.01224164510026" calcext:value-type="float">
            <text:p>1.012E+00</text:p>
          </table:table-cell>
          <table:table-cell table:style-name="ce8"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62" calcext:value-type="float">
            <text:p>8.427E-08</text:p>
          </table:table-cell>
          <table:table-cell office:value-type="float" office:value="0.0000000008427289" calcext:value-type="float">
            <text:p>8.427E-10</text:p>
          </table:table-cell>
          <table:table-cell office:value-type="float" office:value="0.0000000000084143" calcext:value-type="float">
            <text:p>8.414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12145977108534" calcext:value-type="float">
            <text:p>1.215E-03</text:p>
          </table:table-cell>
          <table:table-cell office:value-type="float" office:value="0.0001216006361412" calcext:value-type="float">
            <text:p>1.216E-04</text:p>
          </table:table-cell>
          <table:table-cell office:value-type="float" office:value="0.0000121469045312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71" calcext:value-type="float">
            <text:p>8.427E-08</text:p>
          </table:table-cell>
          <table:table-cell office:value-type="float" office:value="0.0000000008427333" calcext:value-type="float">
            <text:p>8.427E-10</text:p>
          </table:table-cell>
          <table:table-cell office:value-type="float" office:value="0.0000000000084229" calcext:value-type="float">
            <text:p>8.423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4" calcext:value-type="float">
            <text:p>4.791E-06</text:p>
          </table:table-cell>
          <table:table-cell office:value-type="float" office:value="0.001214597710853" calcext:value-type="float">
            <text:p>1.215E-03</text:p>
          </table:table-cell>
          <table:table-cell office:value-type="float" office:value="0.0001216006361456" calcext:value-type="float">
            <text:p>1.216E-04</text:p>
          </table:table-cell>
          <table:table-cell office:value-type="float" office:value="0.0000121469045339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4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8" calcext:value-type="float">
            <text:p>8.427E-06</text:p>
          </table:table-cell>
          <table:table-cell office:value-type="float" office:value="0.0000000842733768" calcext:value-type="float">
            <text:p>8.427E-08</text:p>
          </table:table-cell>
          <table:table-cell office:value-type="float" office:value="0.0000000008427347" calcext:value-type="float">
            <text:p>8.427E-10</text:p>
          </table:table-cell>
          <table:table-cell office:value-type="float" office:value="0.0000000000084285" calcext:value-type="float">
            <text:p>8.429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12145977108532" calcext:value-type="float">
            <text:p>1.215E-03</text:p>
          </table:table-cell>
          <table:table-cell office:value-type="float" office:value="0.0001216006361427" calcext:value-type="float">
            <text:p>1.216E-04</text:p>
          </table:table-cell>
          <table:table-cell office:value-type="float" office:value="0.0000121469045281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19679005688257" calcext:value-type="float">
            <text:p>1.197E+00</text:p>
          </table:table-cell>
          <table:table-cell office:value-type="float" office:value="1.1967817137771" calcext:value-type="float">
            <text:p>1.197E+00</text:p>
          </table:table-cell>
          <table:table-cell office:value-type="float" office:value="1.19678163034646" calcext:value-type="float">
            <text:p>1.197E+00</text:p>
          </table:table-cell>
          <table:table-cell office:value-type="float" office:value="1.19678162951215" calcext:value-type="float">
            <text:p>1.197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84273788478" calcext:value-type="float">
            <text:p>8.427E-06</text:p>
          </table:table-cell>
          <table:table-cell office:value-type="float" office:value="0.0000000842733771" calcext:value-type="float">
            <text:p>8.427E-08</text:p>
          </table:table-cell>
          <table:table-cell office:value-type="float" office:value="0.0000000008427353" calcext:value-type="float">
            <text:p>8.427E-10</text:p>
          </table:table-cell>
          <table:table-cell office:value-type="float" office:value="0.000000000008428" calcext:value-type="float">
            <text:p>8.428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12145977108534" calcext:value-type="float">
            <text:p>1.215E-03</text:p>
          </table:table-cell>
          <table:table-cell office:value-type="float" office:value="0.0001216006361441" calcext:value-type="float">
            <text:p>1.216E-04</text:p>
          </table:table-cell>
          <table:table-cell office:value-type="float" office:value="0.0000121469045323" calcext:value-type="float">
            <text:p>1.215E-05</text:p>
          </table:table-cell>
        </table:table-row>
        <table:table-row table:style-name="ro1" table:number-rows-repeated="5">
          <table:table-cell table:style-name="Default" table:number-columns-repeated="5"/>
          <table:table-cell/>
          <table:table-cell table:style-name="Default" table:number-columns-repeated="5"/>
        </table:table-row>
        <table:table-row table:style-name="ro1">
          <table:table-cell table:style-name="ce1" office:value-type="string" calcext:value-type="string" table:number-columns-spanned="5" table:number-rows-spanned="1">
            <text:p>Исходный текст программы с Send | Recv и функцией по варианту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5" table:number-rows-spanned="1">
            <text:p>С Bcast и Reduce</text:p>
          </table:table-cell>
          <table:covered-table-cell table:number-columns-repeated="4" table:style-name="Default"/>
        </table:table-row>
        <table:table-row table:style-name="ro1">
          <table:table-cell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"/>
          <table:table-cell/>
          <table:table-cell office:value-type="string" calcext:value-type="string">
            <text:p>Количество процессов</text:p>
          </table:table-cell>
          <table:table-cell table:style-name="ce1" office:value-type="string" calcext:value-type="string" table:number-columns-spanned="4" table:number-rows-spanned="1">
            <text:p>Количество интервалов|Time estimating</text:p>
          </table:table-cell>
          <table:covered-table-cell table:style-name="Default"/>
          <table:covered-table-cell table:number-columns-repeated="2" table:style-name="ce1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number-columns-repeated="2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</table:table-row>
        <table:table-row table:style-name="ro1">
          <table:table-cell office:value-type="string" calcext:value-type="string">
            <text:p>Последовательный</text:p>
          </table:table-cell>
          <table:table-cell office:value-type="float" office:value="0.000088" calcext:value-type="float">
            <text:p>8.800E-05</text:p>
          </table:table-cell>
          <table:table-cell office:value-type="float" office:value="0.000132" calcext:value-type="float">
            <text:p>1.320E-04</text:p>
          </table:table-cell>
          <table:table-cell office:value-type="float" office:value="0.000904" calcext:value-type="float">
            <text:p>9.040E-04</text:p>
          </table:table-cell>
          <table:table-cell office:value-type="float" office:value="0.008747" calcext:value-type="float">
            <text:p>8.747E-03</text:p>
          </table:table-cell>
          <table:table-cell/>
          <table:table-cell office:value-type="string" calcext:value-type="string">
            <text:p>Последовательный</text:p>
          </table:table-cell>
          <table:table-cell office:value-type="float" office:value="0.000167" calcext:value-type="float">
            <text:p>1.670E-04</text:p>
          </table:table-cell>
          <table:table-cell office:value-type="float" office:value="0.000078" calcext:value-type="float">
            <text:p>7.800E-05</text:p>
          </table:table-cell>
          <table:table-cell office:value-type="float" office:value="0.000861" calcext:value-type="float">
            <text:p>8.610E-04</text:p>
          </table:table-cell>
          <table:table-cell office:value-type="float" office:value="0.007656" calcext:value-type="float">
            <text:p>7.656E-03</text:p>
          </table:table-cell>
        </table:table-row>
        <table:table-row table:style-name="ro1">
          <table:table-cell office:value-type="string" calcext:value-type="string">
            <text:p>2 процесса</text:p>
          </table:table-cell>
          <table:table-cell office:value-type="float" office:value="0.016336" calcext:value-type="float">
            <text:p>1.634E-02</text:p>
          </table:table-cell>
          <table:table-cell office:value-type="float" office:value="0.00011" calcext:value-type="float">
            <text:p>1.100E-04</text:p>
          </table:table-cell>
          <table:table-cell office:value-type="float" office:value="0.000491" calcext:value-type="float">
            <text:p>4.910E-04</text:p>
          </table:table-cell>
          <table:table-cell office:value-type="float" office:value="0.007184" calcext:value-type="float">
            <text:p>7.184E-03</text:p>
          </table:table-cell>
          <table:table-cell/>
          <table:table-cell office:value-type="string" calcext:value-type="string">
            <text:p>2 процесса</text:p>
          </table:table-cell>
          <table:table-cell office:value-type="float" office:value="0.010037" calcext:value-type="float">
            <text:p>1.004E-02</text:p>
          </table:table-cell>
          <table:table-cell office:value-type="float" office:value="0.000104" calcext:value-type="float">
            <text:p>1.040E-04</text:p>
          </table:table-cell>
          <table:table-cell office:value-type="float" office:value="0.000365" calcext:value-type="float">
            <text:p>3.650E-04</text:p>
          </table:table-cell>
          <table:table-cell office:value-type="float" office:value="0.002102" calcext:value-type="float">
            <text:p>2.102E-03</text:p>
          </table:table-cell>
        </table:table-row>
        <table:table-row table:style-name="ro1">
          <table:table-cell office:value-type="string" calcext:value-type="string">
            <text:p>3 процесса</text:p>
          </table:table-cell>
          <table:table-cell office:value-type="float" office:value="0.047149" calcext:value-type="float">
            <text:p>4.715E-02</text:p>
          </table:table-cell>
          <table:table-cell office:value-type="float" office:value="0.000353" calcext:value-type="float">
            <text:p>3.530E-04</text:p>
          </table:table-cell>
          <table:table-cell office:value-type="float" office:value="0.041809" calcext:value-type="float">
            <text:p>4.181E-02</text:p>
          </table:table-cell>
          <table:table-cell office:value-type="float" office:value="0.042098" calcext:value-type="float">
            <text:p>4.210E-02</text:p>
          </table:table-cell>
          <table:table-cell/>
          <table:table-cell office:value-type="string" calcext:value-type="string">
            <text:p>3 процесса</text:p>
          </table:table-cell>
          <table:table-cell office:value-type="float" office:value="0.020201" calcext:value-type="float">
            <text:p>2.020E-02</text:p>
          </table:table-cell>
          <table:table-cell office:value-type="float" office:value="0.000137" calcext:value-type="float">
            <text:p>1.370E-04</text:p>
          </table:table-cell>
          <table:table-cell office:value-type="float" office:value="0.000261" calcext:value-type="float">
            <text:p>2.610E-04</text:p>
          </table:table-cell>
          <table:table-cell office:value-type="float" office:value="0.001734" calcext:value-type="float">
            <text:p>1.734E-03</text:p>
          </table:table-cell>
        </table:table-row>
        <table:table-row table:style-name="ro1">
          <table:table-cell office:value-type="string" calcext:value-type="string">
            <text:p>4 процесса</text:p>
          </table:table-cell>
          <table:table-cell office:value-type="float" office:value="0.065663" calcext:value-type="float">
            <text:p>6.566E-02</text:p>
          </table:table-cell>
          <table:table-cell office:value-type="float" office:value="0.000555" calcext:value-type="float">
            <text:p>5.550E-04</text:p>
          </table:table-cell>
          <table:table-cell office:value-type="float" office:value="0.049777" calcext:value-type="float">
            <text:p>4.978E-02</text:p>
          </table:table-cell>
          <table:table-cell office:value-type="float" office:value="0.026037" calcext:value-type="float">
            <text:p>2.604E-02</text:p>
          </table:table-cell>
          <table:table-cell/>
          <table:table-cell office:value-type="string" calcext:value-type="string">
            <text:p>4 процесса</text:p>
          </table:table-cell>
          <table:table-cell office:value-type="float" office:value="0.020298" calcext:value-type="float">
            <text:p>2.030E-02</text:p>
          </table:table-cell>
          <table:table-cell office:value-type="float" office:value="0.000138" calcext:value-type="float">
            <text:p>1.380E-04</text:p>
          </table:table-cell>
          <table:table-cell office:value-type="float" office:value="0.000219" calcext:value-type="float">
            <text:p>2.190E-04</text:p>
          </table:table-cell>
          <table:table-cell office:value-type="float" office:value="0.001086" calcext:value-type="float">
            <text:p>1.086E-03</text:p>
          </table:table-cell>
        </table:table-row>
        <table:table-row table:style-name="ro1">
          <table:table-cell table:style-name="ce3" office:value-type="string" calcext:value-type="string">
            <text:p>AVERAGE INTEGRAL</text:p>
          </table:table-cell>
          <table:table-cell table:style-name="ce7" table:formula="of:=AVERAGE([.B32]; [.B34]; [.B36]; [.B38] )" office:value-type="float" office:value="1.01212483537797" calcext:value-type="float">
            <text:p>1.012E+00</text:p>
          </table:table-cell>
          <table:table-cell table:style-name="ce7" table:formula="of:=AVERAGE([.C32]; [.C34]; [.C36]; [.C38] )" office:value-type="float" office:value="1.01212009237252" calcext:value-type="float">
            <text:p>1.012E+00</text:p>
          </table:table-cell>
          <table:table-cell table:style-name="ce7" table:formula="of:=AVERAGE([.D32]; [.D34]; [.D36]; [.D38] )" office:value-type="float" office:value="1.0121200449432" calcext:value-type="float">
            <text:p>1.012E+00</text:p>
          </table:table-cell>
          <table:table-cell table:style-name="ce7" table:formula="of:=AVERAGE([.E32]; [.E34]; [.E36]; [.E38] )" office:value-type="float" office:value="1.01212004446891" calcext:value-type="float">
            <text:p>1.012E+00</text:p>
          </table:table-cell>
          <table:table-cell/>
          <table:table-cell table:style-name="ce3" office:value-type="string" calcext:value-type="string">
            <text:p>AVERAGE INTEGRAL</text:p>
          </table:table-cell>
          <table:table-cell table:style-name="ce7" table:formula="of:=AVERAGE([.H32]; [.H34]; [.H36]; [.H38] )" office:value-type="float" office:value="1.01212483537797" calcext:value-type="float">
            <text:p>1.012E+00</text:p>
          </table:table-cell>
          <table:table-cell table:style-name="ce7" table:formula="of:=AVERAGE([.I32]; [.I34]; [.I36]; [.I38] )" office:value-type="float" office:value="1.01333464217497" calcext:value-type="float">
            <text:p>1.013E+00</text:p>
          </table:table-cell>
          <table:table-cell table:style-name="ce7" table:formula="of:=AVERAGE([.J32]; [.J34]; [.J36]; [.J38] )" office:value-type="float" office:value="1.01224164510026" calcext:value-type="float">
            <text:p>1.012E+00</text:p>
          </table:table-cell>
          <table:table-cell table:style-name="ce7" table:formula="of:=AVERAGE([.K32]; [.K34]; [.K36]; [.K38] )"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AVERAGE ERROR</text:p>
          </table:table-cell>
          <table:table-cell table:formula="of:=AVERAGE([.B33];[.B35];[.B37];[.B39])" office:value-type="float" office:value="0.00000479091385655" calcext:value-type="float">
            <text:p>4.791E-06</text:p>
          </table:table-cell>
          <table:table-cell table:formula="of:=AVERAGE([.C33];[.C35];[.C37];[.C39])" office:value-type="float" office:value="0.00000004790839965" calcext:value-type="float">
            <text:p>4.791E-08</text:p>
          </table:table-cell>
          <table:table-cell table:formula="of:=AVERAGE([.D33];[.D35];[.D37];[.D39])" office:value-type="float" office:value="0.00000000047908245" calcext:value-type="float">
            <text:p>4.791E-10</text:p>
          </table:table-cell>
          <table:table-cell table:formula="of:=AVERAGE([.E33];[.E35];[.E37];[.E39])" office:value-type="float" office:value="0.000000000004790025" calcext:value-type="float">
            <text:p>4.790E-12</text:p>
          </table:table-cell>
          <table:table-cell/>
          <table:table-cell office:value-type="string" calcext:value-type="string">
            <text:p>AVERAGE ERROR</text:p>
          </table:table-cell>
          <table:table-cell table:formula="of:=AVERAGE([.H33];[.H35];[.H37];[.H39])" office:value-type="float" office:value="0.0000047909138565" calcext:value-type="float">
            <text:p>4.791E-06</text:p>
          </table:table-cell>
          <table:table-cell table:formula="of:=AVERAGE([.I33];[.I35];[.I37];[.I39])" office:value-type="float" office:value="0.00121459771085325" calcext:value-type="float">
            <text:p>1.215E-03</text:p>
          </table:table-cell>
          <table:table-cell table:formula="of:=AVERAGE([.J33];[.J35];[.J37];[.J39])" office:value-type="float" office:value="0.0001216006361434" calcext:value-type="float">
            <text:p>1.216E-04</text:p>
          </table:table-cell>
          <table:table-cell table:formula="of:=AVERAGE([.K33];[.K35];[.K37];[.K39])" office:value-type="float" office:value="0.000012146904531375" calcext:value-type="float">
            <text:p>1.215E-05</text:p>
          </table:table-cell>
        </table:table-row>
        <table:table-row table:style-name="ro1">
          <table:table-cell table:style-name="ce3" office:value-type="string" calcext:value-type="string">
            <text:p>Integral</text:p>
          </table:table-cell>
          <table:table-cell table:style-name="ce8" office:value-type="float" office:value="1.01212483537797" calcext:value-type="float">
            <text:p>1.012E+00</text:p>
          </table:table-cell>
          <table:table-cell table:style-name="ce8" office:value-type="float" office:value="1.01212009237252" calcext:value-type="float">
            <text:p>1.012E+00</text:p>
          </table:table-cell>
          <table:table-cell table:style-name="ce8" office:value-type="float" office:value="1.0121200449432" calcext:value-type="float">
            <text:p>1.012E+00</text:p>
          </table:table-cell>
          <table:table-cell table:style-name="ce8" office:value-type="float" office:value="1.01212004446891" calcext:value-type="float">
            <text:p>1.012E+00</text:p>
          </table:table-cell>
          <table:table-cell/>
          <table:table-cell table:style-name="ce3" office:value-type="string" calcext:value-type="string">
            <text:p>Integral</text:p>
          </table:table-cell>
          <table:table-cell table:style-name="ce8" office:value-type="float" office:value="1.01212483537797" calcext:value-type="float">
            <text:p>1.012E+00</text:p>
          </table:table-cell>
          <table:table-cell table:style-name="ce8" office:value-type="float" office:value="1.01333464217497" calcext:value-type="float">
            <text:p>1.013E+00</text:p>
          </table:table-cell>
          <table:table-cell table:style-name="ce8" office:value-type="float" office:value="1.01224164510026" calcext:value-type="float">
            <text:p>1.012E+00</text:p>
          </table:table-cell>
          <table:table-cell table:style-name="ce8"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8" calcext:value-type="float">
            <text:p>4.791E-08</text:p>
          </table:table-cell>
          <table:table-cell office:value-type="float" office:value="0.00000000047908" calcext:value-type="float">
            <text:p>4.791E-10</text:p>
          </table:table-cell>
          <table:table-cell office:value-type="float" office:value="0.0000000000047898" calcext:value-type="float">
            <text:p>4.790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12145977108534" calcext:value-type="float">
            <text:p>1.215E-03</text:p>
          </table:table-cell>
          <table:table-cell office:value-type="float" office:value="0.0001216006361412" calcext:value-type="float">
            <text:p>1.216E-04</text:p>
          </table:table-cell>
          <table:table-cell office:value-type="float" office:value="0.0000121469045312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1" calcext:value-type="float">
            <text:p>1.012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4" calcext:value-type="float">
            <text:p>4.791E-06</text:p>
          </table:table-cell>
          <table:table-cell office:value-type="float" office:value="0.0000000479083994" calcext:value-type="float">
            <text:p>4.791E-08</text:p>
          </table:table-cell>
          <table:table-cell office:value-type="float" office:value="0.0000000004790849" calcext:value-type="float">
            <text:p>4.791E-10</text:p>
          </table:table-cell>
          <table:table-cell office:value-type="float" office:value="0.0000000000047927" calcext:value-type="float">
            <text:p>4.793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4" calcext:value-type="float">
            <text:p>4.791E-06</text:p>
          </table:table-cell>
          <table:table-cell office:value-type="float" office:value="0.001214597710853" calcext:value-type="float">
            <text:p>1.215E-03</text:p>
          </table:table-cell>
          <table:table-cell office:value-type="float" office:value="0.0001216006361456" calcext:value-type="float">
            <text:p>1.216E-04</text:p>
          </table:table-cell>
          <table:table-cell office:value-type="float" office:value="0.0000121469045339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" calcext:value-type="float">
            <text:p>1.012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4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6" calcext:value-type="float">
            <text:p>4.791E-08</text:p>
          </table:table-cell>
          <table:table-cell office:value-type="float" office:value="0.0000000004790818" calcext:value-type="float">
            <text:p>4.791E-10</text:p>
          </table:table-cell>
          <table:table-cell office:value-type="float" office:value="0.0000000000047867" calcext:value-type="float">
            <text:p>4.787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12145977108532" calcext:value-type="float">
            <text:p>1.215E-03</text:p>
          </table:table-cell>
          <table:table-cell office:value-type="float" office:value="0.0001216006361427" calcext:value-type="float">
            <text:p>1.216E-04</text:p>
          </table:table-cell>
          <table:table-cell office:value-type="float" office:value="0.0000121469045281" calcext:value-type="float">
            <text:p>1.215E-05</text:p>
          </table:table-cell>
        </table:table-row>
        <table:table-row table:style-name="ro1"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212009237252" calcext:value-type="float">
            <text:p>1.012E+00</text:p>
          </table:table-cell>
          <table:table-cell office:value-type="float" office:value="1.0121200449432" calcext:value-type="float">
            <text:p>1.012E+00</text:p>
          </table:table-cell>
          <table:table-cell office:value-type="float" office:value="1.01212004446891" calcext:value-type="float">
            <text:p>1.012E+00</text:p>
          </table:table-cell>
          <table:table-cell/>
          <table:table-cell office:value-type="string" calcext:value-type="string">
            <text:p>Integral</text:p>
          </table:table-cell>
          <table:table-cell office:value-type="float" office:value="1.01212483537797" calcext:value-type="float">
            <text:p>1.012E+00</text:p>
          </table:table-cell>
          <table:table-cell office:value-type="float" office:value="1.01333464217497" calcext:value-type="float">
            <text:p>1.013E+00</text:p>
          </table:table-cell>
          <table:table-cell office:value-type="float" office:value="1.01224164510026" calcext:value-type="float">
            <text:p>1.012E+00</text:p>
          </table:table-cell>
          <table:table-cell office:value-type="float" office:value="1.01213219136865" calcext:value-type="float">
            <text:p>1.012E+00</text:p>
          </table:table-cell>
        </table:table-row>
        <table:table-row table:style-name="ro1">
          <table:table-cell office:value-type="string" calcext:value-type="string">
            <text:p>Error</text:p>
          </table:table-cell>
          <table:table-cell office:value-type="float" office:value="0.0000047909138566" calcext:value-type="float">
            <text:p>4.791E-06</text:p>
          </table:table-cell>
          <table:table-cell office:value-type="float" office:value="0.0000000479083998" calcext:value-type="float">
            <text:p>4.791E-08</text:p>
          </table:table-cell>
          <table:table-cell office:value-type="float" office:value="0.0000000004790831" calcext:value-type="float">
            <text:p>4.791E-10</text:p>
          </table:table-cell>
          <table:table-cell office:value-type="float" office:value="0.0000000000047909" calcext:value-type="float">
            <text:p>4.791E-12</text:p>
          </table:table-cell>
          <table:table-cell/>
          <table:table-cell office:value-type="string" calcext:value-type="string">
            <text:p>Error</text:p>
          </table:table-cell>
          <table:table-cell office:value-type="float" office:value="0.0000047909138564" calcext:value-type="float">
            <text:p>4.791E-06</text:p>
          </table:table-cell>
          <table:table-cell office:value-type="float" office:value="0.0012145977108534" calcext:value-type="float">
            <text:p>1.215E-03</text:p>
          </table:table-cell>
          <table:table-cell office:value-type="float" office:value="0.0001216006361441" calcext:value-type="float">
            <text:p>1.216E-04</text:p>
          </table:table-cell>
          <table:table-cell office:value-type="float" office:value="0.0000121469045323" calcext:value-type="float">
            <text:p>1.215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4">
      <number:number number:decimal-places="3" number:min-decimal-places="3" number:min-integer-digits="1"/>
    </number:number-style>
    <number:number-style style:name="N135">
      <number:scientific-number number:decimal-places="3" number:min-decimal-places="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8:32:25.42800553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39:07.366003570</meta:creation-date>
    <meta:generator>LibreOffice/7.6.2.1$Linux_X86_64 LibreOffice_project/60$Build-1</meta:generator>
    <dc:date>2023-10-02T18:52:15.018212285</dc:date>
    <meta:editing-duration>PT2H40M45S</meta:editing-duration>
    <meta:editing-cycles>7</meta:editing-cycles>
    <meta:document-statistic meta:table-count="1" meta:cell-count="308" meta:object-count="0"/>
  </office:meta>
</office:document-meta>
</file>